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2075in"/>
    </style:style>
    <style:style style:name="co5" style:family="table-column">
      <style:table-column-properties fo:break-before="auto" style:column-width="1.2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ackground-color="#579d1c" fo:border="0.06pt solid #000000"/>
    </style:style>
    <style:style style:name="ce7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variant manifold via parameterization method</text:p>
          </table:table-cell>
          <table:covered-table-cell table:number-columns-repeated="3"/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13" table:number-rows-spanned="1">
            <text:p>LOCAL</text:p>
          </table:table-cell>
          <table:covered-table-cell table:number-columns-repeated="11" table:style-name="ce5"/>
          <table:covered-table-cell table:style-name="ce11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CRTBP</text:p>
          </table:table-cell>
          <table:table-cell table:number-columns-repeated="5"/>
          <table:table-cell table:style-name="ce7" office:value-type="string" calcext:value-type="string">
            <text:p>QBCP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"/>
          <table:table-cell table:style-name="ce4" office:value-type="string" calcext:value-type="string">
            <text:p>OFS_ORDER</text:p>
          </table:table-cell>
          <table:table-cell table:style-name="ce4" office:value-type="string" calcext:value-type="string">
            <text:p>OFTS_ORDER</text:p>
          </table:table-cell>
          <table:table-cell table:style-name="ce4"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OFS_ORDER</text:p>
          </table:table-cell>
          <table:table-cell office:value-type="string" calcext:value-type="string">
            <text:p>OFTS_ORDER</text:p>
          </table:table-cell>
          <table:table-cell table:style-name="ce4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ML1 C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/>
          <table:table-cell table:number-columns-repeated="2"/>
          <table:table-cell office:value-type="string" calcext:value-type="string">
            <text:p>EML1 C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ML1 C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1 C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4" office:value-type="string" calcext:value-type="string">
            <text:p>EML1 C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1 CU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4" office:value-type="string" calcext:value-type="string">
            <text:p>EML2 C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/>
          <table:table-cell table:number-columns-repeated="2"/>
          <table:table-cell office:value-type="string" calcext:value-type="string">
            <text:p>EML2 C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ML2 C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2 C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4" office:value-type="string" calcext:value-type="string">
            <text:p>EML2 C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2 CU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OFS_ORDER</text:p>
          </table:table-cell>
          <table:table-cell office:value-type="string" calcext:value-type="string">
            <text:p>OFTS_ORDER</text:p>
          </table:table-cell>
          <table:table-cell table:style-name="ce4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ML1 C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EML1 C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ML1 CU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ML2 C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EML2 C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EML2 CU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8"/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13" table:number-rows-spanned="1">
            <text:p>SERVER</text:p>
          </table:table-cell>
          <table:covered-table-cell table:number-columns-repeated="11" table:style-name="ce5"/>
          <table:covered-table-cell table:style-name="ce11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CRTBP</text:p>
          </table:table-cell>
          <table:table-cell table:number-columns-repeated="5"/>
          <table:table-cell table:style-name="ce7" office:value-type="string" calcext:value-type="string">
            <text:p>QBCP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"/>
          <table:table-cell table:style-name="ce4" office:value-type="string" calcext:value-type="string">
            <text:p>OFS_ORDER</text:p>
          </table:table-cell>
          <table:table-cell table:style-name="ce4" office:value-type="string" calcext:value-type="string">
            <text:p>OFTS_ORDER</text:p>
          </table:table-cell>
          <table:table-cell table:style-name="ce4"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OFS_ORDER</text:p>
          </table:table-cell>
          <table:table-cell office:value-type="string" calcext:value-type="string">
            <text:p>OFTS_ORDER</text:p>
          </table:table-cell>
          <table:table-cell table:style-name="ce4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ML1 C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/>
          <table:table-cell table:number-columns-repeated="2"/>
          <table:table-cell office:value-type="string" calcext:value-type="string">
            <text:p>EML1 CM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ML1 C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1 CS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ML1 C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1 CU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ML2 C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/>
          <table:table-cell table:number-columns-repeated="2"/>
          <table:table-cell office:value-type="string" calcext:value-type="string">
            <text:p>EML2 CM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ML2 C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2 CS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ML2 C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/>
          <table:table-cell table:number-columns-repeated="2"/>
          <table:table-cell office:value-type="string" calcext:value-type="string">
            <text:p>EML2 CU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style-name="ce9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OFS_ORDER</text:p>
          </table:table-cell>
          <table:table-cell office:value-type="string" calcext:value-type="string">
            <text:p>OFTS_ORDER</text:p>
          </table:table-cell>
          <table:table-cell table:style-name="ce10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ML1 CM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EML1 CS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EML1 CU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ML2 CM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EML2 CS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EML2 CU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0:47:05.495019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Bihan</meta:initial-creator>
    <meta:creation-date>2016-09-26T10:48:40.057789299</meta:creation-date>
    <dc:date>2016-12-19T15:34:36.637826905</dc:date>
    <dc:creator>Bastien Bihan</dc:creator>
    <meta:editing-duration>P1DT13H11M45S</meta:editing-duration>
    <meta:editing-cycles>26</meta:editing-cycles>
    <meta:generator>LibreOffice/4.2.8.2$Linux_X86_64 LibreOffice_project/420$Build-2</meta:generator>
    <meta:document-statistic meta:table-count="1" meta:cell-count="135" meta:object-count="0"/>
  </office:meta>
</office:document-meta>
</file>